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0.572cm"/>
      <style:paragraph-properties style:writing-mode="lr-tb"/>
    </style:style>
    <style:style style:name="pr2" style:family="presentation" style:parent-style-name="Default-subtitle">
      <style:graphic-properties draw:fill="solid" draw:fill-color="#5983b0" fo:min-height="13.155cm"/>
      <style:paragraph-properties style:writing-mode="lr-tb"/>
    </style:style>
    <style:style style:name="pr3" style:family="presentation" style:parent-style-name="Default-subtitle">
      <style:graphic-properties draw:fill="solid" draw:fill-color="#ffffff" fo:min-height="13cm"/>
      <style:paragraph-properties style:writing-mode="lr-tb"/>
    </style:style>
    <style:style style:name="pr4" style:family="presentation" style:parent-style-name="Default-title">
      <style:graphic-properties draw:fill="solid" draw:fill-color="#b4c7dc" draw:auto-grow-height="true" fo:min-height="1.2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0pt"/>
    </style:style>
    <style:style style:name="P4" style:family="paragraph">
      <loext:graphic-properties draw:fill="solid" draw:fill-color="#5983b0"/>
      <style:paragraph-properties fo:text-align="start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>
      <style:paragraph-properties fo:text-align="end"/>
    </style:style>
    <style:style style:name="P6" style:family="paragraph">
      <style:paragraph-properties fo:text-align="end" style:writing-mode="lr-tb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fo:font-size="10.5pt" style:font-size-asian="10.5pt" style:font-size-complex="10.5pt"/>
    </style:style>
    <style:style style:name="P8" style:family="paragraph">
      <style:paragraph-properties fo:margin-left="0cm" fo:margin-right="0cm" fo:text-align="start" fo:text-indent="0cm"/>
      <style:text-properties fo:font-size="10.5pt" style:font-size-asian="10.5pt" style:font-size-complex="10.5pt"/>
    </style:style>
    <style:style style:name="P9" style:family="paragraph">
      <loext:graphic-properties draw:fill="solid" draw:fill-color="#ffffff"/>
      <style:paragraph-properties fo:text-align="start" style:writing-mode="lr-tb"/>
      <style:text-properties fo:font-size="10.5pt" style:text-underline-style="solid" style:text-underline-width="auto" style:text-underline-color="font-color" style:font-size-asian="10.5pt" style:font-size-complex="10.5pt"/>
    </style:style>
    <style:style style:name="P10" style:family="paragraph">
      <loext:graphic-properties draw:fill="solid" draw:fill-color="#b4c7dc"/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eeeeee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color="#eeeeee" fo:font-size="7pt" style:text-underline-style="none" style:font-size-asian="7pt" style:font-size-complex="7pt"/>
    </style:style>
    <style:style style:name="T4" style:family="text">
      <style:text-properties fo:color="#eeeeee" style:font-name="Ubuntu" fo:font-size="7pt" style:text-underline-style="none" style:font-size-asian="7pt" style:font-size-complex="7pt"/>
    </style:style>
    <style:style style:name="T5" style:family="text">
      <style:text-properties fo:color="#eeeeee" style:font-name="Ubuntu" fo:font-size="7pt" style:text-underline-style="none" fo:font-weight="bold" style:font-size-asian="7pt" style:font-weight-asian="bold" style:font-size-complex="7pt" style:font-weight-complex="bold"/>
    </style:style>
    <style:style style:name="T6" style:family="text">
      <style:text-properties fo:color="#eeeeee" fo:font-size="10pt" style:text-underline-style="none" style:font-size-asian="10pt" style:font-size-complex="10pt"/>
    </style:style>
    <style:style style:name="T7" style:family="text">
      <style:text-properties fo:color="#eeeeee" fo:font-size="7pt" style:text-underline-style="none" fo:font-weight="bold" style:font-size-asian="7pt" style:font-weight-asian="bold" style:font-size-complex="7pt" style:font-weight-complex="bold"/>
    </style:style>
    <style:style style:name="T8" style:family="text">
      <style:text-properties fo:color="#eeeeee" fo:font-size="6pt" style:text-underline-style="none" style:font-size-asian="6pt" style:font-size-complex="6pt"/>
    </style:style>
    <style:style style:name="T9" style:family="text">
      <style:text-properties fo:font-size="10pt" style:text-underline-style="none" style:font-size-asian="10pt" style:font-size-complex="10pt"/>
    </style:style>
    <style:style style:name="T10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fo:background-color="transparent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fo:background-color="transparent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111111"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fo:color="#111111" fo:font-size="10pt" style:font-size-asian="10pt" style:font-size-complex="10pt"/>
    </style:style>
    <style:style style:name="T16" style:family="text">
      <style:text-properties fo:color="#333333"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1.6cm" svg:height="0.572cm" svg:x="0.4cm" svg:y="0.228cm" presentation:class="title" presentation:user-transformed="true">
          <draw:text-box>
            <text:p text:style-name="P1"><text:span text:style-name="T1"><text:s/></text:span><text:span text:style-name="T1">Debasis Nath</text:span></text:p>
          </draw:text-box>
        </draw:frame>
        <draw:frame presentation:style-name="pr2" draw:text-style-name="P4" draw:layer="layout" svg:width="10.4cm" svg:height="13.155cm" svg:x="0.4cm" svg:y="1cm" presentation:class="subtitle" presentation:user-transformed="true">
          <draw:text-box>
            <text:p text:style-name="P3"><text:span text:style-name="T2">Summary:</text:span></text:p>
            <text:p text:style-name="P3"><text:span text:style-name="T3"/></text:p>
            <text:p text:style-name="P3"><text:span text:style-name="T4">I.T Professional with 3.75 years of experience in </text:span><text:span text:style-name="T5">Python</text:span><text:span text:style-name="T4">, </text:span><text:span text:style-name="T5">Django</text:span><text:span text:style-name="T4">, DRF, ServerLess Framework, </text:span><text:span text:style-name="T5">AWS</text:span><text:span text:style-name="T4">(Lambda, API-Gateway, S3, EC2, IAM, DynamoDB, Textract, Rekognition). Javascript, Typescript,MySQL, etc.</text:span></text:p>
            <text:p text:style-name="P3"><text:span text:style-name="T4"/></text:p>
            <text:p text:style-name="P3"><text:span text:style-name="T4">Recently learned hands-on : Ansible, Prometheus, Grafana, Telegraf, Nagios. </text:span></text:p>
            <text:p text:style-name="P3"><text:span text:style-name="T4"/></text:p>
            <text:p text:style-name="P3"><text:span text:style-name="T4">Also, In have good understanding of Git, Docker, Linux, bash, Pandas, Jupyter-Lab etc.</text:span></text:p>
            <text:p text:style-name="P3"><text:span text:style-name="T4"/></text:p>
            <text:p text:style-name="P3"><text:span text:style-name="T4">I have 4 years experience in technical teaching.</text:span></text:p>
            <text:p text:style-name="P3"><text:span text:style-name="T6"/></text:p>
            <text:p text:style-name="P3"><text:span text:style-name="T2">Strength:</text:span></text:p>
            <text:p text:style-name="P3"><text:span text:style-name="T2"/></text:p>
            <text:p text:style-name="P3"><text:span text:style-name="T4">* Always interested to learn new technology and domain quickly,</text:span></text:p>
            <text:p text:style-name="P3"><text:span text:style-name="T4">* Team player, Strong interpersonal skills, troubleshooting, debugging and analytical skills.</text:span></text:p>
            <text:p text:style-name="P3"><text:span text:style-name="T4">* Ability to understand technology from architecture point of view.</text:span></text:p>
            <text:p text:style-name="P3"><text:span text:style-name="T4">* Reputation for taking complete ownership of all assignments and successfully accomplishing them with best practices.</text:span></text:p>
            <text:p text:style-name="P3"><text:span text:style-name="T6"/></text:p>
            <text:p text:style-name="P3"><text:span text:style-name="T6"/></text:p>
            <text:p text:style-name="P3"><text:span text:style-name="T2">Technical Skill</text:span><text:span text:style-name="T6">:</text:span></text:p>
            <text:p text:style-name="P3"><text:span text:style-name="T6"/></text:p>
            <text:p text:style-name="P3"><text:span text:style-name="T3">*</text:span><text:span text:style-name="T7"> Python3</text:span><text:span text:style-name="T3">, Django, Rest API, MySQL, AWS(Lambda, cloud-formation, DynamoDB, Textract, Recognition), Server Less Framework, JavaScript, PHP, HTML, Bash, Ansible, Prometheus, Grafana, Telegraf, Linux, Basic knoledge of Angular and React.</text:span></text:p>
            <text:p text:style-name="P3"><text:span text:style-name="T3"/></text:p>
            <text:p text:style-name="P3"><text:span text:style-name="T3">* Undergoing learning in AWS-Glue, Athena</text:span></text:p>
            <text:p text:style-name="P3"><text:span text:style-name="T6"/></text:p>
            <text:p text:style-name="P3"><text:span text:style-name="T2">Process</text:span><text:span text:style-name="T6">: <text:s/></text:span><text:span text:style-name="T8">Agile</text:span><text:span text:style-name="T6"> </text:span></text:p>
            <text:p text:style-name="P3"><text:span text:style-name="T6"/></text:p>
            <text:p text:style-name="P3"><text:span text:style-name="T2">Domain</text:span><text:span text:style-name="T6">: </text:span><text:span text:style-name="T3">Web Development, Back-end Development, Full Stack Development, AWS Cloud management.</text:span></text:p>
            <text:p text:style-name="P3"><text:span text:style-name="T2"/></text:p>
            <text:p text:style-name="P3"><text:span text:style-name="T2">Applications</text:span><text:span text:style-name="T6">: <text:s/></text:span><text:span text:style-name="T3">Rest API Building, Online Tutorial Platform development and maintenance, AWS <text:s/>cloud console handling, <text:s/>Proctoring Application (Architect &amp; Develop)</text:span></text:p>
            <text:p text:style-name="P3"><text:span text:style-name="T9"/></text:p>
          </draw:text-box>
        </draw:frame>
        <draw:frame presentation:style-name="pr1" draw:text-style-name="P6" draw:layer="layout" svg:width="15.6cm" svg:height="0.572cm" svg:x="12.2cm" svg:y="0.2cm" presentation:class="title" presentation:user-transformed="true">
          <draw:text-box>
            <text:p text:style-name="P5"><text:span text:style-name="T1">Software Developer </text:span></text:p>
          </draw:text-box>
        </draw:frame>
        <draw:frame presentation:style-name="pr3" draw:text-style-name="P9" draw:layer="layout" svg:width="16.2cm" svg:height="13cm" svg:x="11.4cm" svg:y="1cm">
          <draw:text-box>
            <text:p text:style-name="P7"><text:span text:style-name="T10">Project Details / </text:span><text:span text:style-name="T11">Roles and responsibilities in my previous companies</text:span><text:span text:style-name="T12">:</text:span></text:p>
            <text:p text:style-name="P8"><text:span text:style-name="T12"/></text:p>
            <text:p text:style-name="P8"><text:span text:style-name="T12">1. I have developed and maintained an existing in-house</text:span><text:span text:style-name="T13"> Back-End REST API</text:span><text:span text:style-name="T12"> based on Python-</text:span><text:span text:style-name="T13">Django Rest Framework</text:span><text:span text:style-name="T12"> Application. There I have worked on functionalities like 1.HRMS, 2. Attendance Management System, 3.Logistics Management etc.</text:span></text:p>
            <text:p text:style-name="P8"><text:span text:style-name="T12"/></text:p>
            <text:p text:style-name="P8"><text:span text:style-name="T12">2. Generate </text:span><text:span text:style-name="T13">MySQL</text:span><text:span text:style-name="T12"> reports using MySQL work-bench, </text:span><text:span text:style-name="T13">Dockerize</text:span><text:span text:style-name="T12"> existing </text:span><text:span text:style-name="T13">Python</text:span><text:span text:style-name="T12"> application.</text:span></text:p>
            <text:p text:style-name="P8"><text:span text:style-name="T12"/></text:p>
            <text:p text:style-name="P8"><text:span text:style-name="T12">3. Worked on 'Online Tutorial Platform' where I had developed functionalities like 1. Resource Management, 2. Online Assignment Management, 3. Document Management. etc. Technologies used are PHP-Symfony, ORM, JavaScript, J-Query, MySQL(AWS RDS), EC2, S3, AWS-Textract, </text:span><text:span text:style-name="T13">Python3</text:span><text:span text:style-name="T12">. </text:span></text:p>
            <text:p text:style-name="P8"><text:span text:style-name="T12"/></text:p>
            <text:p text:style-name="P8"><text:span text:style-name="T12">4. I have architect and developed an online web based </text:span><text:span text:style-name="T13">Proctoring Application</text:span><text:span text:style-name="T12"> for that Online Tutorial Platform to monitor student's activity in an online Examination. <text:s/>Technology used are (Front-End) </text:span><text:span text:style-name="T13">React</text:span><text:span text:style-name="T12">, Firebase etc. (Back-End) AWS services/infrastructure like 1.</text:span><text:span text:style-name="T13">Rekognition</text:span><text:span text:style-name="T12">,</text:span></text:p>
            <text:p text:style-name="P8"><text:span text:style-name="T12">2.</text:span><text:span text:style-name="T13">AWS-Lambda</text:span><text:span text:style-name="T12">, 3.Python3, 4.</text:span><text:span text:style-name="T13">S3</text:span><text:span text:style-name="T12">, 5.Cognito, 6.</text:span><text:span text:style-name="T13">DynamoDB</text:span><text:span text:style-name="T12">, 7.EC2, 8.Serverless Framework. 9. Cloud-Formation, 10. Boto3, </text:span><text:span text:style-name="T13">AWS-Cli</text:span><text:span text:style-name="T12"> etc.</text:span></text:p>
            <text:p text:style-name="P8"><text:span text:style-name="T12"/></text:p>
            <text:p text:style-name="P8"><text:span text:style-name="T12">5. Also used to help others for debugging and understanding the architecture as an acting back-end lead. 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1">Currently Working On</text:span><text:span text:style-name="T12">:</text:span></text:p>
            <text:p text:style-name="P8"><text:span text:style-name="T12"/></text:p>
            <text:p text:style-name="P8"><text:span text:style-name="T12">Automation using </text:span><text:span text:style-name="T13">Ansible</text:span><text:span text:style-name="T12">, Server Monitoring using </text:span><text:span text:style-name="T13">Prometheus</text:span><text:span text:style-name="T12">, Telegraf, Node-Exporter and Nagios etc. <text:s/>in a service based leading company.</text:span></text:p>
          </draw:text-box>
        </draw:frame>
        <draw:frame presentation:style-name="pr4" draw:text-style-name="P10" draw:layer="layout" svg:width="27.2cm" svg:height="1.2cm" svg:x="0.4cm" svg:y="14.4cm" presentation:class="title" presentation:user-transformed="true">
          <draw:text-box>
            <text:p text:style-name="P1"><text:span text:style-name="T14"><text:a xlink:href="https://web-production-112a.up.railway.app/" xlink:type="simple">https://web-production-112a.up.railway.app/</text:a></text:span><text:span text:style-name="T15"><text:s/>(Profile)</text:span><text:span text:style-name="T1"> , <text:s text:c="4"/></text:span><text:span text:style-name="T16"><text:a xlink:href="https://www.linkedin.com/in/debasis-nath-13783121/" xlink:type="simple">https://www.linkedin.com/in/debasis-nath-13783121/</text:a></text:span><text:span text:style-name="T1"><text:s text:c="2"/>(Linkedin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4:29:49.395545081</meta:creation-date>
    <meta:editing-duration>PT1H58M24S</meta:editing-duration>
    <meta:editing-cycles>25</meta:editing-cycles>
    <meta:generator>LibreOffice/6.4.7.2$Linux_X86_64 LibreOffice_project/40$Build-2</meta:generator>
    <dc:title>DNA</dc:title>
    <dc:date>2023-02-20T16:39:02.203409084</dc:date>
    <meta:document-statistic meta:object-count="41"/>
  </office:meta>
</office:document-meta>
</file>